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25-03-18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24-03-19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23-03-16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2552" calcext:value-type="float">
            <text:p>44.8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22-03-16 0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21-03-18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2832" calcext:value-type="float">
            <text:p>43.2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3384" calcext:value-type="float">
            <text:p>49.1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5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858118414101</text:p>
          </table:table-cell>
          <table:table-cell office:value-type="string" calcext:value-type="string">
            <text:p>194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24" meta:object-count="0"/>
    <meta:user-defined meta:name="AppVersion">3.0</meta:user-defined>
  </office:meta>
</office:document-meta>
</file>